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5a96" officeooo:paragraph-rsid="00075a96"/>
    </style:style>
    <style:style style:name="P2" style:family="paragraph" style:parent-style-name="Standard">
      <style:text-properties officeooo:rsid="00080011" officeooo:paragraph-rsid="00080011"/>
    </style:style>
    <style:style style:name="P3" style:family="paragraph" style:parent-style-name="Standard">
      <style:text-properties officeooo:rsid="0019b78c" officeooo:paragraph-rsid="0019b78c"/>
    </style:style>
    <style:style style:name="P4" style:family="paragraph" style:parent-style-name="Standard">
      <style:text-properties fo:font-style="normal" fo:font-weight="bold" officeooo:rsid="0019b78c" officeooo:paragraph-rsid="0019b78c" style:font-style-asian="normal" style:font-weight-asian="bold" style:font-style-complex="normal" style:font-weight-complex="bold"/>
    </style:style>
    <style:style style:name="P5" style:family="paragraph" style:parent-style-name="Standard">
      <style:text-properties fo:font-style="normal" officeooo:rsid="0019b78c" officeooo:paragraph-rsid="0019b78c" style:font-style-asian="normal" style:font-style-complex="normal"/>
    </style:style>
    <style:style style:name="P6" style:family="paragraph" style:parent-style-name="Standard">
      <style:text-properties fo:font-style="normal" officeooo:rsid="00280124" officeooo:paragraph-rsid="00280124" style:font-style-asian="normal" style:font-style-complex="normal"/>
    </style:style>
    <style:style style:name="P7" style:family="paragraph" style:parent-style-name="Standard">
      <style:text-properties officeooo:rsid="001b98ab" officeooo:paragraph-rsid="001b98ab"/>
    </style:style>
    <style:style style:name="P8" style:family="paragraph" style:parent-style-name="Standard">
      <style:text-properties officeooo:paragraph-rsid="00280124"/>
    </style:style>
    <style:style style:name="P9" style:family="paragraph" style:parent-style-name="Standard">
      <style:text-properties officeooo:rsid="00266359" officeooo:paragraph-rsid="00266359"/>
    </style:style>
    <style:style style:name="P10" style:family="paragraph" style:parent-style-name="Standard">
      <style:text-properties officeooo:rsid="00269d5a"/>
    </style:style>
    <style:style style:name="P11" style:family="paragraph" style:parent-style-name="Standard">
      <style:text-properties officeooo:rsid="002b11f2" officeooo:paragraph-rsid="002b11f2"/>
    </style:style>
    <style:style style:name="P12" style:family="paragraph" style:parent-style-name="Standard" style:list-style-name="L1">
      <style:text-properties officeooo:paragraph-rsid="002b11f2"/>
    </style:style>
    <style:style style:name="P13" style:family="paragraph" style:parent-style-name="Standard" style:list-style-name="L1">
      <style:text-properties officeooo:rsid="002b11f2" officeooo:paragraph-rsid="002b11f2"/>
    </style:style>
    <style:style style:name="P14" style:family="paragraph" style:parent-style-name="Standard" style:list-style-name="L3">
      <style:text-properties officeooo:rsid="002b11f2" officeooo:paragraph-rsid="002b11f2"/>
    </style:style>
    <style:style style:name="P15" style:family="paragraph" style:parent-style-name="Standard" style:list-style-name="L1">
      <style:text-properties officeooo:rsid="00269d5a" officeooo:paragraph-rsid="002b11f2"/>
    </style:style>
    <style:style style:name="P16" style:family="paragraph" style:parent-style-name="Standard" style:list-style-name="L2"/>
    <style:style style:name="P17" style:family="paragraph" style:parent-style-name="Standard" style:list-style-name="L2">
      <style:text-properties fo:font-style="normal" officeooo:rsid="00014e0f" officeooo:paragraph-rsid="00014e0f" style:font-style-asian="normal" style:font-style-complex="normal"/>
    </style:style>
    <style:style style:name="P18" style:family="paragraph" style:parent-style-name="Standard" style:list-style-name="L2">
      <style:text-properties officeooo:rsid="00001011" officeooo:paragraph-rsid="00014e0f"/>
    </style:style>
    <style:style style:name="P19" style:family="paragraph" style:parent-style-name="Standard" style:list-style-name="L2">
      <style:text-properties officeooo:rsid="00001011" officeooo:paragraph-rsid="00001011"/>
    </style:style>
    <style:style style:name="P20" style:family="paragraph" style:parent-style-name="Standard" style:list-style-name="L2">
      <style:text-properties officeooo:rsid="0006193c" officeooo:paragraph-rsid="0006193c"/>
    </style:style>
    <style:style style:name="P21" style:family="paragraph" style:parent-style-name="Standard" style:list-style-name="L2">
      <style:text-properties officeooo:rsid="00075a96" officeooo:paragraph-rsid="00075a96"/>
    </style:style>
    <style:style style:name="P22" style:family="paragraph" style:parent-style-name="Standard" style:list-style-name="L3"/>
    <style:style style:name="P23" style:family="paragraph" style:parent-style-name="Standard" style:list-style-name="L3">
      <style:text-properties officeooo:rsid="0007b5d8" officeooo:paragraph-rsid="0007b5d8"/>
    </style:style>
    <style:style style:name="P24" style:family="paragraph" style:parent-style-name="Standard" style:list-style-name="L3">
      <style:text-properties officeooo:rsid="00080011" officeooo:paragraph-rsid="00080011"/>
    </style:style>
    <style:style style:name="P25" style:family="paragraph" style:parent-style-name="Standard" style:list-style-name="L3">
      <style:text-properties officeooo:rsid="00181912" officeooo:paragraph-rsid="00181912"/>
    </style:style>
    <style:style style:name="P26" style:family="paragraph" style:parent-style-name="Standard" style:list-style-name="L3">
      <style:text-properties officeooo:rsid="00183ba6" officeooo:paragraph-rsid="00183ba6"/>
    </style:style>
    <style:style style:name="P27" style:family="paragraph" style:parent-style-name="Standard" style:list-style-name="L3">
      <style:text-properties officeooo:rsid="001a2033" officeooo:paragraph-rsid="001a2033"/>
    </style:style>
    <style:style style:name="P28" style:family="paragraph" style:parent-style-name="Standard" style:list-style-name="L3">
      <style:text-properties officeooo:rsid="001b0c70" officeooo:paragraph-rsid="001b0c70"/>
    </style:style>
    <style:style style:name="P29" style:family="paragraph" style:parent-style-name="Standard" style:list-style-name="L3">
      <style:text-properties officeooo:rsid="001e2c70" officeooo:paragraph-rsid="001e2c70"/>
    </style:style>
    <style:style style:name="P30" style:family="paragraph" style:parent-style-name="Standard" style:list-style-name="L3">
      <style:text-properties officeooo:rsid="0023bbbe" officeooo:paragraph-rsid="0023bbbe"/>
    </style:style>
    <style:style style:name="P31" style:family="paragraph" style:parent-style-name="Standard" style:list-style-name="L3">
      <style:text-properties officeooo:rsid="0023fd51" officeooo:paragraph-rsid="0023fd51"/>
    </style:style>
    <style:style style:name="P32" style:family="paragraph" style:parent-style-name="Standard" style:list-style-name="L3">
      <style:text-properties officeooo:rsid="0025195d" officeooo:paragraph-rsid="0025195d"/>
    </style:style>
    <style:style style:name="P33" style:family="paragraph" style:parent-style-name="Standard" style:list-style-name="L3">
      <style:text-properties officeooo:rsid="00255f83" officeooo:paragraph-rsid="00255f83"/>
    </style:style>
    <style:style style:name="P34" style:family="paragraph" style:parent-style-name="Standard" style:list-style-name="L3">
      <style:text-properties officeooo:rsid="00266359" officeooo:paragraph-rsid="00266359"/>
    </style:style>
    <style:style style:name="P35" style:family="paragraph" style:parent-style-name="Standard" style:list-style-name="L3">
      <style:text-properties officeooo:rsid="00299250" officeooo:paragraph-rsid="00299250"/>
    </style:style>
    <style:style style:name="P36" style:family="paragraph" style:parent-style-name="Standard" style:list-style-name="L3">
      <style:text-properties officeooo:rsid="002a2abe" officeooo:paragraph-rsid="002a2abe"/>
    </style:style>
    <style:style style:name="T1" style:family="text">
      <style:text-properties fo:font-style="italic" officeooo:rsid="0016811f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6811f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43c50"/>
    </style:style>
    <style:style style:name="T7" style:family="text">
      <style:text-properties officeooo:rsid="0016811f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officeooo:rsid="00193e7e"/>
    </style:style>
    <style:style style:name="T10" style:family="text">
      <style:text-properties officeooo:rsid="00280124"/>
    </style:style>
    <style:style style:name="T11" style:family="text">
      <style:text-properties officeooo:rsid="002b8ed1"/>
    </style:style>
    <style:style style:name="T12" style:family="text">
      <style:text-properties fo:color="#000000" style:font-name="Monospace" fo:font-size="14pt" fo:font-weight="bold" fo:background-color="#ffff96" loext:char-shading-value="0" style:font-size-asian="14pt" style:font-weight-asian="bold"/>
    </style:style>
    <style:style style:name="T13" style:family="text">
      <style:text-properties fo:color="#000000" style:font-name="Monospace" fo:font-size="14pt" fo:font-weight="bold" officeooo:rsid="002cc422" fo:background-color="#ffff96" loext:char-shading-value="0" style:font-size-asian="14pt" style:font-weight-asian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4">WICHTIG</text:span><text:span text:style-name="T2">:</text:span></text:p>
      <text:p text:style-name="P4">#/etc/environment </text:p>
      <text:p text:style-name="P5">PYTHONPATH=".:/home/student/.life/applications/life-exam"</text:p>
      <text:p text:style-name="P5"/>
      <text:p text:style-name="P5">.<text:span text:style-name="T10">profile</text:span></text:p>
      <text:p text:style-name="P8"># is an old EXAM running &gt; then stop it</text:p>
      <text:p text:style-name="P8">$HOME/.life/applications/life-exam/DATA/scripts/isEXAMafterReboot.sh</text:p>
      <text:p text:style-name="P8"/>
      <text:p text:style-name="P8"/>
      <text:p text:style-name="P11">In Arbeit</text:p>
      <text:list xml:id="list864033706" text:style-name="L1">
        <text:list-header>
          <text:p text:style-name="P13"/>
        </text:list-header>
        <text:list-item>
          <text:p text:style-name="P12">Exam starten und beenden</text:p>
        </text:list-item>
        <text:list-item>
          <text:p text:style-name="P15">Alle Icons in der Übersicht wie Druckerkonfig und Co.</text:p>
        </text:list-item>
      </text:list>
      <text:p text:style-name="P6"/>
      <text:p text:style-name="P5"/>
      <text:p text:style-name="P5">beachte das eigene Verzeichnis am Beginn</text:p>
      <text:list xml:id="list2633910541" text:style-name="L2">
        <text:list-header>
          <text:p text:style-name="P17"/>
        </text:list-header>
        <text:list-item>
          <text:p text:style-name="P16">server2client <text:span text:style-name="T6">Import nicht eindeutig</text:span><text:line-break/>from <text:span text:style-name="T5">server</text:span>.server import MyServerProtocol</text:p>
          <text:p text:style-name="P18"/>
        </text:list-item>
        <text:list-item>
          <text:p text:style-name="P19">Logging System<text:line-break/>in config logger.yml Config File und logger.py zum laden des yml Files</text:p>
          <text:p text:style-name="P20"/>
        </text:list-item>
        <text:list-item>
          <text:p text:style-name="P16">Server <text:line-break/>UI Loading Log Level auf Info reduziert<text:line-break/>uic.uiparser.logger.setLevel(logging.INFO)<text:line-break/>uic.properties.logger.setLevel(logging.INFO)</text:p>
          <text:p text:style-name="P21"/>
        </text:list-item>
        <text:list-item>
          <text:p text:style-name="P21">server.py aufgesplittet in module<text:line-break/>server.resources<text:line-break/>server.ui</text:p>
          <text:p text:style-name="P21"/>
        </text:list-item>
        <text:list-item>
          <text:p text:style-name="P21">module in das Logging system aufgenommen</text:p>
        </text:list-item>
      </text:list>
      <text:p text:style-name="P1"/>
      <text:p text:style-name="P1">-----------------------------</text:p>
      <text:p text:style-name="P1"/>
      <text:list xml:id="list3834665006" text:style-name="L3">
        <text:list-item>
          <text:p text:style-name="P23">Client umgebaut</text:p>
          <text:p text:style-name="P23"/>
        </text:list-item>
        <text:list-item>
          <text:p text:style-name="P23">Chown in mutal_function so, dass server.pid NICHT verändert wird (gehört root:root)</text:p>
          <text:p text:style-name="P23"/>
        </text:list-item>
        <text:list-item>
          <text:p text:style-name="P24">Python Linter inkludiert, beginne mit linting</text:p>
        </text:list-item>
        <text:list-item>
          <text:p text:style-name="P22"><text:span text:style-name="T7">PYTHONPATH Problem laut Mailinglist (finde Link nicht mehr) in </text:span><text:span text:style-name="T1">etc</text:span><text:span text:style-name="T3">environment<text:line-break/></text:span><text:line-break/>Auszug aus Forum<text:line-break/><text:span text:style-name="T8">wisted 16.4 removed the feature of </text:span><text:span text:style-name="Source_20_Text"><text:span text:style-name="T8">twistd</text:span></text:span><text:span text:style-name="T8"> (and </text:span><text:span text:style-name="Source_20_Text"><text:span text:style-name="T8">trial</text:span></text:span><text:span text:style-name="T8"> and all other Twisted command line scripts) which caused it to add the current working directory to </text:span><text:span text:style-name="Source_20_Text"><text:span text:style-name="T8">sys.path</text:span></text:span><text:span text:style-name="T8">. If you were relying on your working directory to allow your code to be found when using a version of Twisted older than 16.4 (Debian Jessie includes 14.0.2) and you've upgraded to version 16.4 or newer (Debian Stretch includes 16.6.0) , you must now explicitly add the desired directories to the import path yourself, perhaps by setting up a virtualenv or by setting </text:span><text:span text:style-name="Source_20_Text"><text:span text:style-name="T8">PYTHONPATH</text:span></text:span><text:span text:style-name="T8"> directly.</text:span></text:p>
          <text:p text:style-name="P22"/>
        </text:list-item>
        <text:list-item>
          <text:p text:style-name="P25"><text:soft-page-break/>Using bash as interpreter for scripts</text:p>
        </text:list-item>
        <text:list-item>
          <text:p text:style-name="P26">kdialog has no –c<text:span text:style-name="T9">a</text:span>ption anymore &gt; deleting</text:p>
        </text:list-item>
        <text:list-item>
          <text:p text:style-name="P27">Abgabe der Dateien vom Client nur dann, wenn EXAM gestartet war</text:p>
        </text:list-item>
        <text:list-item>
          <text:p text:style-name="P27">Debug Config für Netzwerktraffic angelegt</text:p>
        </text:list-item>
        <text:list-item>
          <text:p text:style-name="P27">Server zeigt die #der Clients an</text:p>
        </text:list-item>
        <text:list-item>
          <text:p text:style-name="P27">Bei der Abgabe wird mit Thread Events auf die fertige Übertragung jedes einzelnen Clients gewartet</text:p>
        </text:list-item>
        <text:list-item>
          <text:p text:style-name="P28">Reihenfolge der Apps wird im entsprechenden YAML Config File eingestellt</text:p>
        </text:list-item>
        <text:list-item>
          <text:p text:style-name="P29">Einzelne Abgabe wird im Filemanger angezeigt</text:p>
        </text:list-item>
        <text:list-item>
          <text:p text:style-name="P30">config.APP_DIRECTORY entfernt</text:p>
        </text:list-item>
        <text:list-item>
          <text:p text:style-name="P31">Working Indicator Routinen umgeschrieben</text:p>
        </text:list-item>
        <text:list-item>
          <text:p text:style-name="P31">Working Indicator hat nun Textmeldungen</text:p>
        </text:list-item>
        <text:list-item>
          <text:p text:style-name="P32">Clients haben eigene Widget Klasse</text:p>
        </text:list-item>
        <text:list-item>
          <text:p text:style-name="P32">Clients haben max. 5 Status Icons (als Stack)</text:p>
        </text:list-item>
        <text:list-item>
          <text:p text:style-name="P33">App List überarbeitet (save/load klappt nun)</text:p>
        </text:list-item>
        <text:list-item>
          <text:p text:style-name="P33">Server UI angepasst in Höhe</text:p>
        </text:list-item>
        <text:list-item>
          <text:p text:style-name="P34">Tooltip CSS</text:p>
        </text:list-item>
      </text:list>
      <text:p text:style-name="P9"/>
      <text:p text:style-name="P9"/>
      <text:list xml:id="list165517666347894" text:continue-numbering="true" text:style-name="L3">
        <text:list-item>
          <text:p text:style-name="P35">Screenlock nicht per Broadcast sonder an alle Clients einzeln</text:p>
        </text:list-item>
        <text:list-item>
          <text:p text:style-name="P36">Verhindere das Schließen des Lockscreens</text:p>
        </text:list-item>
        <text:list-item>
          <text:p text:style-name="P14">Network ProgressBar beim arbeiten mit den Clients</text:p>
        </text:list-item>
      </text:list>
      <text:p text:style-name="P7"/>
      <text:p text:style-name="P2"/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7-10-20T23:40:51.940000000</meta:creation-date>
    <meta:generator>LibreOffice/6.3.5.2$Linux_X86_64 LibreOffice_project/30$Build-2</meta:generator>
    <dc:date>2020-03-10T16:55:16.270282314</dc:date>
    <meta:editing-duration>PT3H39M27S</meta:editing-duration>
    <meta:editing-cycles>38</meta:editing-cycles>
    <meta:document-statistic meta:table-count="0" meta:image-count="0" meta:object-count="0" meta:page-count="2" meta:paragraph-count="40" meta:word-count="360" meta:character-count="2462" meta:non-whitespace-character-count="2169"/>
  </office:meta>
</office:document-meta>
</file>